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LDERON CARDENAS,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12240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33253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LDERON CARDENAS,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12240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3 325 3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1224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600</text:p>
          </table:table-cell>
          <table:table-cell table:style-name="Tableau1.D2" office:value-type="string">
            <text:p text:style-name="P8">3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5318731</text:p>
          </table:table-cell>
          <table:table-cell table:style-name="Tabla2.D3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4/2021</text:p>
          </table:table-cell>
          <table:table-cell table:style-name="Tabla2.A4" office:value-type="string">
            <text:p text:style-name="P22">952066</text:p>
          </table:table-cell>
          <table:table-cell table:style-name="Tabla2.D4" office:value-type="string">
            <text:p text:style-name="P23">26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DEPOSITO REALIZADO EN ABRIL, NO SE LOGRO A REALIZAR LA ENTREGA POR QUE CLIENTE SE COMPLICO CON LA ENFERMEDAD DE COVID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25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